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1b7ef8"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1a53b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15b41" officeooo:paragraph-rsid="00001cc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25"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5pt" fo:font-weight="normal" officeooo:rsid="0011cd46" officeooo:paragraph-rsid="0011cd46"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11cd46" officeooo:paragraph-rsid="001d5b24"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2pt" fo:font-weight="normal" officeooo:rsid="001c1771" officeooo:paragraph-rsid="00086a4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bcbca" officeooo:paragraph-rsid="000b275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0d7cf" officeooo:paragraph-rsid="0010d7c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17963" officeooo:paragraph-rsid="0010d7c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db087" officeooo:paragraph-rsid="000b275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1cd46" officeooo:paragraph-rsid="0011cd4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1cd46" officeooo:paragraph-rsid="001d5b2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1cd46" officeooo:paragraph-rsid="001e645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1cd46" officeooo:paragraph-rsid="001f2b1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1cd46" officeooo:paragraph-rsid="001f430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1cd46" officeooo:paragraph-rsid="002105e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11cd46" officeooo:paragraph-rsid="00214c8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1cd46" officeooo:paragraph-rsid="0021819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officeooo:rsid="001045d8" style:font-size-asian="10.5pt" style:font-size-complex="12pt"/>
    </style:style>
    <style:style style:name="T11" style:family="text">
      <style:text-properties fo:font-size="12pt" officeooo:rsid="00134e12" style:font-size-asian="10.5pt" style:font-size-complex="12pt"/>
    </style:style>
    <style:style style:name="T12" style:family="text">
      <style:text-properties fo:font-size="12pt" officeooo:rsid="00148376" style:font-size-asian="10.5pt" style:font-size-complex="12pt"/>
    </style:style>
    <style:style style:name="T13" style:family="text">
      <style:text-properties fo:font-size="12pt" officeooo:rsid="001a53b8" style:font-size-asian="10.5pt" style:font-size-complex="12pt"/>
    </style:style>
    <style:style style:name="T14" style:family="text">
      <style:text-properties fo:font-size="12pt" officeooo:rsid="001b7ef8" style:font-size-asian="10.5pt" style:font-size-complex="12pt"/>
    </style:style>
    <style:style style:name="T15" style:family="text">
      <style:text-properties fo:font-size="12pt" officeooo:rsid="001e645a" style:font-size-asian="10.5pt" style:font-size-complex="12pt"/>
    </style:style>
    <style:style style:name="T16" style:family="text">
      <style:text-properties fo:font-size="12pt" fo:font-style="italic" officeooo:rsid="00015b41" style:font-size-asian="10.5pt" style:font-style-asian="italic" style:font-size-complex="12pt" style:font-style-complex="italic"/>
    </style:style>
    <style:style style:name="T17" style:family="text">
      <style:text-properties officeooo:rsid="0011cd46" style:font-size-asian="15pt"/>
    </style:style>
    <style:style style:name="T18" style:family="text">
      <style:text-properties officeooo:rsid="00086a4a"/>
    </style:style>
    <style:style style:name="T19" style:family="text">
      <style:text-properties fo:font-size="13.5pt" officeooo:rsid="00086a4a" style:font-size-asian="13.5pt" style:font-size-complex="13.5pt"/>
    </style:style>
    <style:style style:name="T20" style:family="text">
      <style:text-properties fo:font-size="13.5pt" officeooo:rsid="000db087" style:font-size-asian="13.5pt" style:font-size-complex="13.5pt"/>
    </style:style>
    <style:style style:name="T21" style:family="text">
      <style:text-properties officeooo:rsid="0008b5a1"/>
    </style:style>
    <style:style style:name="T22" style:family="text">
      <style:text-properties officeooo:rsid="000aa352"/>
    </style:style>
    <style:style style:name="T23" style:family="text">
      <style:text-properties officeooo:rsid="000ab99f"/>
    </style:style>
    <style:style style:name="T24" style:family="text">
      <style:text-properties officeooo:rsid="000b2750"/>
    </style:style>
    <style:style style:name="T25" style:family="text">
      <style:text-properties officeooo:rsid="000bcbca"/>
    </style:style>
    <style:style style:name="T26" style:family="text">
      <style:text-properties officeooo:rsid="000db087"/>
    </style:style>
    <style:style style:name="T27" style:family="text">
      <style:text-properties officeooo:rsid="000e9dc4"/>
    </style:style>
    <style:style style:name="T28" style:family="text">
      <style:text-properties officeooo:rsid="001045d8"/>
    </style:style>
    <style:style style:name="T29" style:family="text">
      <style:text-properties officeooo:rsid="0010ad23"/>
    </style:style>
    <style:style style:name="T30" style:family="text">
      <style:text-properties officeooo:rsid="0010d7cf"/>
    </style:style>
    <style:style style:name="T31" style:family="text">
      <style:text-properties officeooo:rsid="00117963"/>
    </style:style>
    <style:style style:name="T32" style:family="text">
      <style:text-properties officeooo:rsid="0011cd46"/>
    </style:style>
    <style:style style:name="T33" style:family="text">
      <style:text-properties officeooo:rsid="00165d2b"/>
    </style:style>
    <style:style style:name="T34" style:family="text">
      <style:text-properties officeooo:rsid="00184b8c"/>
    </style:style>
    <style:style style:name="T35" style:family="text">
      <style:text-properties officeooo:rsid="00196e19"/>
    </style:style>
    <style:style style:name="T36" style:family="text">
      <style:text-properties officeooo:rsid="001a53b8"/>
    </style:style>
    <style:style style:name="T37" style:family="text">
      <style:text-properties officeooo:rsid="001bf3bc"/>
    </style:style>
    <style:style style:name="T38" style:family="text">
      <style:text-properties officeooo:rsid="001c1771"/>
    </style:style>
    <style:style style:name="T39" style:family="text">
      <style:text-properties officeooo:rsid="001d5b24"/>
    </style:style>
    <style:style style:name="T40" style:family="text">
      <style:text-properties style:text-underline-style="solid" style:text-underline-width="auto" style:text-underline-color="font-color" fo:font-weight="bold" officeooo:rsid="001d5b24" style:font-weight-asian="bold" style:font-weight-complex="bold"/>
    </style:style>
    <style:style style:name="T41" style:family="text">
      <style:text-properties style:text-underline-style="solid" style:text-underline-width="auto" style:text-underline-color="font-color" fo:font-weight="bold" officeooo:rsid="001f4306" style:font-weight-asian="bold" style:font-weight-complex="bold"/>
    </style:style>
    <style:style style:name="T42" style:family="text">
      <style:text-properties style:text-underline-style="solid" style:text-underline-width="auto" style:text-underline-color="font-color" fo:font-weight="bold" officeooo:rsid="002105ef" style:font-weight-asian="bold" style:font-weight-complex="bold"/>
    </style:style>
    <style:style style:name="T43" style:family="text">
      <style:text-properties officeooo:rsid="001e645a"/>
    </style:style>
    <style:style style:name="T44" style:family="text">
      <style:text-properties officeooo:rsid="001f2b1c"/>
    </style:style>
    <style:style style:name="T45" style:family="text">
      <style:text-properties officeooo:rsid="001f4306"/>
    </style:style>
    <style:style style:name="T46" style:family="text">
      <style:text-properties officeooo:rsid="002105ef"/>
    </style:style>
    <style:style style:name="T47" style:family="text">
      <style:text-properties style:text-underline-style="none" officeooo:rsid="001f4306"/>
    </style:style>
    <style:style style:name="T48" style:family="text">
      <style:text-properties style:text-underline-style="none" officeooo:rsid="002105ef"/>
    </style:style>
    <style:style style:name="T49" style:family="text">
      <style:text-properties officeooo:rsid="00214c88"/>
    </style:style>
    <style:style style:name="T50" style:family="text">
      <style:text-properties officeooo:rsid="002181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pécifications TP Analog</text:p>
      <text:p text:style-name="P5">par Aurélien BERTRON et Alicia PARISSE</text:p>
      <text:p text:style-name="P5">B3208</text:p>
      <text:p text:style-name="P6"/>
      <text:p text:style-name="P6"/>
      <text:p text:style-name="P6"/>
      <text:p text:style-name="P6">I-Présentation du projet</text:p>
      <text:p text:style-name="P6"/>
      <text:p text:style-name="P1"><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1"><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8"/>
      <text:p text:style-name="P6"/>
      <text:p text:style-name="P6">II-Spécifications </text:p>
      <text:p text:style-name="P26"><text:tab/>1) Choix généraux</text:p>
      <text:p text:style-name="P2"><text:tab/><text:span text:style-name="T6">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6"><text:tab/></text:span><text:span text:style-name="T11">On a choisi de stocker les nœuds (cible et sources) et les relation entre eux dans des set pour avoir une complexité </text:span><text:span text:style-name="T12">logarithmique plutôt qu'une complexité en o(n) (</text:span><text:span text:style-name="T13">ce qui serait </text:span><text:span text:style-name="T12">le cas pour les listes). </text:span></text:p>
      <text:p text:style-name="P2"><text:span text:style-name="T12"><text:tab/></text:span><text:span text:style-name="T13">On a choisi de garder le referer dont le nom est inconnu et qui a pour nom « - ». En effet il a un nombre de consultations important et il nous a semblé nécessaire de l'afficher. </text:span></text:p>
      <text:p text:style-name="P4"><text:span text:style-name="T13"><text:tab/></text:span><text:span text:style-name="T14">On considère que toutes les cibles sont locales et on considère qu'un referer est local si son nom commence par « http://intranet-if.insa-lyon.fr » </text:span><text:span text:style-name="T15">(constante chaîne de caractères localhost)</text:span><text:span text:style-name="T14">. Cette partie lui est ensuite amputée pour éviter la redondance d'information. </text:span></text:p>
      <text:p text:style-name="P20"/>
      <text:p text:style-name="P2"><text:span text:style-name="T6"><text:tab/></text:span><text:span text:style-name="T17">2) Spécification des attributs et méthodes</text:span></text:p>
      <text:p text:style-name="P20"/>
      <text:p text:style-name="P2"><text:span text:style-name="T8"><text:tab/></text:span><text:span text:style-name="T19">a) La Classe LigneLog</text:span></text:p>
      <text:p text:style-name="P2"><text:span text:style-name="T6"><text:tab/></text:span><text:span text:style-name="T8">La classe LigneLog hérite de la classe LigneFichier. Elle </text:span><text:span text:style-name="T7">a pour a</text:span><text:span text:style-name="T10">ttributs</text:span><text:span text:style-name="T7">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text:span><text:span text:style-name="T10">e paramètres</text:span><text:span text:style-name="T7"> (heure, cible, source, port etc.). Le constructeur, qui prend en paramètre une chaîne de caractères qui représente la ligne contenue dans le fichierLog, en extrait les a</text:span><text:span text:style-name="T10">ttributs</text:span><text:span text:style-name="T7"> de la </text:span><text:soft-page-break/><text:span text:style-name="T7">classe(cible, referer, creneau et </text:span><text:span text:style-name="T8">valide). La méthode estValide() retourne la valeur de l'a</text:span><text:span text:style-name="T10">ttribut</text:span><text:span text:style-name="T8"> valide.</text:span></text:p>
      <text:p text:style-name="P21"/>
      <text:p text:style-name="P2"><text:span text:style-name="T8"><text:tab/></text:span><text:span text:style-name="T19">b) La Classe Rapport</text:span></text:p>
      <text:p text:style-name="P11"><text:span text:style-name="T18"><text:tab/>La classe Rapport a pour but de créer le fichier dot et de le remplir. Elle a pour a</text:span><text:span text:style-name="T28">ttribut</text:span><text:span text:style-name="T18">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21">dotFileExiste(), fichierSortie(), afficherContraintes()</text:span><text:span text:style-name="T18"> ainsi qu'un constructeur et un destructeur. Elle contient également deux set (nœuds et relations) et une map (consultations). </text:span></text:p>
      <text:p text:style-name="P10"><text:span text:style-name="T18"><text:tab/>Le premier set nœuds, contient des objets de type nœud qui sont d'une structure nœud définie dans Rapport.h. La structure nœud a pour </text:span><text:span text:style-name="T21">champs</text:span><text:span text:style-name="T18"> : un identifiant (int), un nom (string) </text:span><text:span text:style-name="T37">et</text:span><text:span text:style-name="T18"> une variable de localité (booléen). </text:span><text:span text:style-name="T21">On redéfinit dans la structure nœud l'opérateur </text:span><text:span text:style-name="T38">d'infériorité</text:span><text:span text:style-name="T21"> pour que les objet nœud soient triés dans la structure nœuds par leur localité. </text:span><text:span text:style-name="T37">On redéfinit également l'opérateur d'égalité : si deux objet de type nœud ont le même identifiant, ils sont égaux. </text:span></text:p>
      <text:p text:style-name="P22"><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 text:style-name="T37">Ici aussi on a redéfini l</text:span><text:span text:style-name="T38">'opérateur d'égalité (deux relations sont égales si les identifiants cibles et sources sont égaux deux à deux) et l'opérateur d'infériorité (les relations sont d'abord triées par identifiant de la source, puis par le nombre total de relation entre source et cible).</text:span></text:p>
      <text:p text:style-name="P28"/>
      <text:p text:style-name="P10"><text:span text:style-name="T21"><text:tab/></text:span><text:span text:style-name="T22">La méthode ajouterLigne prend en paramètre une LigneLog et retourne un booléen qui nous dit si la ligne a bien été ajoutée. En fonction de ce qu'elle contient, la méthode remplit ou modifie les set nœuds et relations </text:span><text:span text:style-name="T37">ainsi que la map consultations</text:span><text:span text:style-name="T22">. </text:span></text:p>
      <text:p text:style-name="P12"><text:span text:style-name="T22"><text:tab/>La méthode genererRapport ne prend rien en paramètre et retourne un booléen qui nous dit si elle s'est bien exécutée. Elle retourne false si </text:span><text:span text:style-name="T35">on ne désire pas générer de fichier dot. Elle retourne également false si </text:span><text:span text:style-name="T36">on ne parvient pas à ouvrir le fichier avec le nom du fichier. </text:span><text:span text:style-name="T22">Elle affiche les différents nœuds avec leurs nombre de consultations et remplit le fichier dot qui sera utilisé pour obtenir le schéma GraphViz. </text:span></text:p>
      <text:p text:style-name="P25"><text:tab/>La méthode afficherTopDocs <text:span text:style-name="T33">prend</text:span> en paramètre <text:span text:style-name="T33">un entier</text:span> et ne retourne rien. Elle affiche simplement à l'écran le nom des cibles les plus consultées et leur nombre de consultations. <text:span text:style-name="T33">Le paramètre d'entrée indique le nombre de cibles que l'on veut voir aff</text:span><text:span text:style-name="T36">i</text:span><text:span text:style-name="T33">chées. </text:span></text:p>
      <text:p text:style-name="P11"><text:span text:style-name="T21"><text:tab/></text:span><text:span text:style-name="T22">La méthode </text:span><text:span text:style-name="T24">fichierSortie</text:span><text:span text:style-name="T23"> ne prend rien en paramètre et retourne un booléen. Ce booléen est vrai si l</text:span><text:span text:style-name="T24">'a</text:span><text:span text:style-name="T28">ttribut</text:span><text:span text:style-name="T24"> du nom du rapport est renseigné, c'est à dire si l'on désire générer un fichier dot. </text:span></text:p>
      <text:p text:style-name="P16"><text:span text:style-name="T24"><text:tab/>La méthode dotFileExiste ne prend rien en paramètre et retourne un booléen. </text:span><text:span text:style-name="T25">Ce booléen est vrai </text:span><text:span text:style-name="T34">s'il existe déjà un fichier avec le nom.</text:span></text:p>
      <text:p text:style-name="P16"><text:span text:style-name="T34"><text:tab/></text:span><text:span text:style-name="T36">La méthode afficherContraintes ne prend rien en paramètre et ne retourne rien. Elle permet juste l'affichage à l'écran des différentes contraintes prises en compte dans la création du fichier dot (heure, nombre de consultations, extensions des fichiers). </text:span></text:p>
      <text:p text:style-name="P13"><text:span text:style-name="T25"><text:tab/>Le const</text:span><text:span text:style-name="T34">ructeur donne les valeurs par défaut des attributs</text:span><text:span text:style-name="T25"> : </text:span><text:span text:style-name="T34">le</text:span><text:span text:style-name="T25"> nombre de consultations minimum </text:span><text:span text:style-name="T34">est égal </text:span><text:span text:style-name="T25">à 1, </text:span><text:span text:style-name="T34">le</text:span><text:span text:style-name="T25"> créneau minimum à -1, le booléen d'exclusion des fichiers à une valeur fausse et la valeur du dernier identifiant inséré à 0. </text:span></text:p>
      <text:p text:style-name="P29"/>
      <text:p text:style-name="P13"><text:span text:style-name="T25"><text:tab/></text:span><text:span text:style-name="T20">c) La Classe LecteurLigneFichier</text:span></text:p>
      <text:p text:style-name="P13"><text:span text:style-name="T26"><text:tab/></text:span><text:span text:style-name="T27">La classe LecteurLigneFichier permet d'aider à la lecture d'un fichier texte ligne par ligne. Elle a pour a</text:span><text:span text:style-name="T28">ttributs :</text:span><text:span text:style-name="T27"> un a</text:span><text:span text:style-name="T28">ttribut </text:span><text:span text:style-name="T27">de type ifstream, une booléen qui indique si l'on a atteint la fin du fichier et un booléen qui a une valeur vraie si la ligne du fichier est valide (obtenu par la méthode estValide des classes héritant de la classe LigneFichier). </text:span><text:span text:style-name="T28">Dans toute la classe LecteurLigneFichier on utilise des template pour pouvoir utiliser toutes les méthodes de LecteurLigneFichier avec </text:span><text:soft-page-break/><text:span text:style-name="T28">n'importe quelle sorte de LigneFichier (pas seulement des LigneLog). </text:span><text:span text:style-name="T29">Quand on parlera d'objet de type T, cela fera référence à un objet d'une classe héritant de LigneFichier.</text:span></text:p>
      <text:p text:style-name="P14"><text:span text:style-name="T28"><text:tab/>Les méthodes de la classe LecteurLigneFichier sont : </text:span><text:span text:style-name="T29">ligneSuivante, endOfFile, valid ainsi que les constructeurs et destructeurs de classe. </text:span></text:p>
      <text:p text:style-name="P14"><text:span text:style-name="T29"><text:tab/>La méthode ligneSuivante ne prend aucun argument en paramètre et retourne un pointeur vers un objet de type T. Cette méthode vérifie s'il y a une ligne suivante et si tel est le cas, si cette ligne est valide. </text:span><text:span text:style-name="T30">Si jamais la ligne n'est pas valide, ou si on est arrivé à la fin du fichier la méthode renvoie NULL. </text:span></text:p>
      <text:p text:style-name="P30"><text:tab/>Les méthodes valid et endOfFile ne prennent rien en paramètre et renvoient respectivement les valeurs des attributs validline et eof de la classe. </text:p>
      <text:p text:style-name="P15"><text:span text:style-name="T30"><text:tab/>Le constructeur de la classe prend en paramètre une chaîne de caractère qui représente le nom du fichier. </text:span><text:span text:style-name="T34">La valeur par défaut du</text:span><text:span text:style-name="T30"> booléen de fin de fichier </text:span><text:span text:style-name="T34">est fausse</text:span><text:span text:style-name="T30"> </text:span><text:span text:style-name="T31">et </text:span><text:span text:style-name="T34">le constructeur</text:span><text:span text:style-name="T31"> vérifie que le fichier n'est pas déjà ouvert, sinon il lève une exception. </text:span></text:p>
      <text:p text:style-name="P31"/>
      <text:p text:style-name="P32"/>
      <text:p text:style-name="P17"/>
      <text:p text:style-name="P6"><text:tab/></text:p>
      <text:p text:style-name="P26">III – Man</text:p>
      <text:p text:style-name="P26"/>
      <text:p text:style-name="P7"><text:span text:style-name="T32"><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9"><text:span text:style-name="T3"><text:s/></text:span><text:span text:style-name="T16">analog [options] fichierLog</text:span></text:p>
      <text:p text:style-name="P23"><text:tab/>Si l'utilisateur ne donne pas de fichierLog, alors une erreur lui est retournée lui disant que le nom du fichierLog est absent.</text:p>
      <text:p text:style-name="P18"><text:tab/>Si l'utilisateur ne met en paramètre aucune option, alors s'afficheront à l'écran la liste des 10 documents les plus vus (vers lesquels on a le plus été redirigé).</text:p>
      <text:p text:style-name="P3"><text:span text:style-name="T3"><text:tab/>Il e</text:span><text:span text:style-name="T6">xis</text:span><text:span text:style-name="T3">te ensuite différentes options :</text:span></text:p>
      <text:p text:style-name="P3"><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19"><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3"><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33"><text:tab/>→ -x : cette option permet de ne prendre en compte que les pages web cibles qui ne sont pas des images. On testera donc les extensions : les extensions que l'on exclue sont les suivantes : .jpg, .png, .gif, .bmp, .js et .css.</text:p>
      <text:p text:style-name="P33"/>
      <text:p text:style-name="P33"/>
      <text:p text:style-name="P27"><text:span text:style-name="T39">IV- Algorithmes</text:span></text:p>
      <text:p text:style-name="P34"><text:span text:style-name="T39"/></text:p>
      <text:p text:style-name="P34"><text:span text:style-name="T39"><text:tab/>Nous avons ici retranscrit les algorithmes les plus complexes : les méthodes ajouterLigne de la classe Rapport et le constructeur de la classe LigneLog qui vérifie la validité d'une ligne. </text:span></text:p>
      <text:p text:style-name="P34"><text:span text:style-name="T39"/></text:p>
      <text:p text:style-name="P34"><text:soft-page-break/><text:span text:style-name="T40">AjouterLigne </text:span><text:span text:style-name="T39">: prend en paramètre un pointeur sur un objet LigneLog appelé ligne</text:span></text:p>
      <text:p text:style-name="P34"><text:span text:style-name="T39">début</text:span></text:p>
      <text:p text:style-name="P35"><text:span text:style-name="T39"><text:tab/>si creneauMin &gt;=0 et </text:span><text:span text:style-name="T43">ligne.creneau!= creneauMin </text:span></text:p>
      <text:p text:style-name="P35"><text:span text:style-name="T43"><text:tab/><text:tab/>alors retourner faux<text:tab/>fin si</text:span></text:p>
      <text:p text:style-name="P35"><text:span text:style-name="T43"><text:tab/>si il y a des fichiers à exclure</text:span></text:p>
      <text:p text:style-name="P35"><text:span text:style-name="T43"><text:tab/><text:tab/>alors trouver positionDernierPoint</text:span></text:p>
      <text:p text:style-name="P35"><text:span text:style-name="T43"><text:tab/><text:tab/>s'il a un point <text:tab/>alors récupererExtension</text:span></text:p>
      <text:p text:style-name="P35"><text:span text:style-name="T43"><text:tab/><text:tab/>tant que on a pas comparé à tous les types exclus fait comparer à la liste d'extension</text:span></text:p>
      <text:p text:style-name="P35"><text:span text:style-name="T43"><text:tab/><text:tab/>si l'extension est à exclure<text:tab/> alors retourner faux<text:tab/>fin si<text:tab/>fin tant que<text:tab/>fin si</text:span></text:p>
      <text:p text:style-name="P35"><text:span text:style-name="T43"><text:tab/>fin si</text:span></text:p>
      <text:p text:style-name="P36"><text:span text:style-name="T43"><text:tab/>// </text:span><text:span text:style-name="T44">Changements dans la structure noeuds</text:span></text:p>
      <text:p text:style-name="P36"><text:span text:style-name="T43"><text:tab/>création de deux nœuds locaux cible et referer, affectation du nom et localité de cible</text:span></text:p>
      <text:p text:style-name="P35"><text:span text:style-name="T43"><text:tab/>si ligne.nomreferer commence par la chaine localhost<text:tab/>alors referer est local et affectation du nom </text:span></text:p>
      <text:p text:style-name="P35"><text:span text:style-name="T43"><text:tab/>sinon referer n'est pas local et affectaton du nom<text:tab/>fin si</text:span></text:p>
      <text:p text:style-name="P35"><text:span text:style-name="T43"><text:tab/></text:span><text:span text:style-name="T44">tant que l'on parcourt la structure nœuds et qu'on a pas trouvé cible ET referer</text:span></text:p>
      <text:p text:style-name="P35"><text:span text:style-name="T44"><text:tab/><text:tab/>si la cible existe alors on lui rajoute une consultation fin si</text:span></text:p>
      <text:p text:style-name="P35"><text:span text:style-name="T44"><text:tab/>fin tant que </text:span></text:p>
      <text:p text:style-name="P35"><text:span text:style-name="T44"><text:tab/>si on a pas trouvé la cible dans nœuds alors on l'insère et nb de consultations =1<text:tab/>fin si</text:span></text:p>
      <text:p text:style-name="P35"><text:span text:style-name="T44"><text:tab/>si on a pas trouvé le referer dans nœuds alors on l'insère <text:tab/>fin si</text:span></text:p>
      <text:p text:style-name="P35"><text:span text:style-name="T44"><text:tab/>// Changements dans la structure relations</text:span></text:p>
      <text:p text:style-name="P35"><text:span text:style-name="T44"><text:tab/>si le referer local a un nom</text:span></text:p>
      <text:p text:style-name="P35"><text:span text:style-name="T44"><text:tab/><text:tab/>alors création d'une relation locale relLoc et affectation des nœuds cible et referer et <text:tab/><text:tab/>du nombre total de </text:span><text:span text:style-name="T45">consultations</text:span><text:span text:style-name="T44"> entre eux</text:span></text:p>
      <text:p text:style-name="P35"><text:span text:style-name="T44"><text:tab/><text:tab/>tant que l'on parcourt relations et qu'on a pas trouvé de relation allant de cible à <text:tab/><text:tab/><text:tab/>referer</text:span></text:p>
      <text:p text:style-name="P35"><text:span text:style-name="T44"><text:tab/><text:tab/><text:tab/>si la relation existe, </text:span><text:span text:style-name="T45">on retient ce résultat dans un booléen relExiste <text:s text:c="8"/>fin si</text:span></text:p>
      <text:p text:style-name="P35"><text:span text:style-name="T45"><text:tab/><text:tab/>fin tant que </text:span></text:p>
      <text:p text:style-name="P35"><text:span text:style-name="T45"><text:tab/><text:tab/>si la relation existe (ou relExiste == true)</text:span></text:p>
      <text:p text:style-name="P35"><text:span text:style-name="T45"><text:tab/><text:tab/><text:tab/>alors on incrémente le nombre de consultations allant de referer à cible</text:span></text:p>
      <text:p text:style-name="P35"><text:span text:style-name="T45"><text:tab/><text:tab/>sinon on insère une relLoc dans relations</text:span></text:p>
      <text:p text:style-name="P35"><text:span text:style-name="T45"><text:tab/>fin si</text:span></text:p>
      <text:p text:style-name="P35"><text:span text:style-name="T45"><text:tab/>retourner vrai // booléen qui permet d'attester que tout s'est bien passé</text:span></text:p>
      <text:p text:style-name="P37"><text:span text:style-name="T45">fin</text:span></text:p>
      <text:p text:style-name="P37"><text:span text:style-name="T45"/></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pan text:style-name="T42"/></text:p>
      <text:p text:style-name="P37"><text:soft-page-break/><text:span text:style-name="T42">Constructeur de LigneLog</text:span><text:span text:style-name="T41"> :</text:span><text:span text:style-name="T47"> </text:span><text:span text:style-name="T48">ce constructeur</text:span><text:span text:style-name="T45"> </text:span><text:span text:style-name="T46">prend en paramètre une chaîne de caractère représentant une ligne de log typique et change les values des attributs valide, date, cible et referer</text:span></text:p>
      <text:p text:style-name="P37"><text:span text:style-name="T46"/></text:p>
      <text:p text:style-name="P38"><text:span text:style-name="T46">début </text:span></text:p>
      <text:p text:style-name="P38"><text:span text:style-name="T46"><text:tab/>initialisation de chaines de caratères locales ldate, lcible, lreferer</text:span></text:p>
      <text:p text:style-name="P38"><text:span text:style-name="T46"><text:tab/>initialisation de l'entier compteInfos à 0 et de i à 0</text:span></text:p>
      <text:p text:style-name="P38"><text:span text:style-name="T46"><text:tab/>tant que compteInfos &lt;9 et qu'on est pas arrivés à la fin de </text:span><text:span text:style-name="T49">ligne</text:span></text:p>
      <text:p text:style-name="P38"><text:span text:style-name="T49"><text:tab/><text:tab/>si on trouve un espace</text:span></text:p>
      <text:p text:style-name="P38"><text:span text:style-name="T49"><text:tab/><text:tab/><text:tab/>alors on incrémente compteInfos</text:span></text:p>
      <text:p text:style-name="P38"><text:span text:style-name="T49"><text:tab/><text:tab/><text:tab/>si le caractère suivant est un '[' </text:span></text:p>
      <text:p text:style-name="P40"><text:span text:style-name="T49"><text:tab/><text:tab/><text:tab/><text:tab/>alors </text:span><text:span text:style-name="T50">on ajoute les caractères jusqu'à ' ]' à ldate</text:span><text:span text:style-name="T49"><text:tab/>fin si</text:span></text:p>
      <text:p text:style-name="P38"><text:span text:style-name="T49"><text:tab/><text:tab/><text:tab/>sinon si le caractère suivant est un ' « '</text:span></text:p>
      <text:p text:style-name="P39"><text:span text:style-name="T49"><text:tab/><text:tab/><text:tab/><text:tab/>alors si compteInfos = 4 // on est arrivé à la cible</text:span></text:p>
      <text:p text:style-name="P39"><text:span text:style-name="T49"><text:tab/><text:tab/><text:tab/><text:tab/><text:tab/>alors on ajoute les caractères jusqu'à ' »' à lcible<text:tab/>fin si</text:span></text:p>
      <text:p text:style-name="P39"><text:span text:style-name="T49"><text:tab/><text:tab/><text:tab/><text:tab/>sinon si compteInfos = 7 // on est arrivé au referer</text:span></text:p>
      <text:p text:style-name="P39"><text:span text:style-name="T49"><text:tab/><text:tab/><text:tab/><text:tab/><text:tab/>alors on ajoute les caractères jusqu'à ' »' à lreferer<text:tab/>fin si</text:span></text:p>
      <text:p text:style-name="P39"><text:span text:style-name="T49"><text:tab/><text:tab/><text:tab/><text:tab/>fin si</text:span></text:p>
      <text:p text:style-name="P39"><text:span text:style-name="T49"><text:tab/><text:tab/><text:tab/>fin si</text:span></text:p>
      <text:p text:style-name="P39"><text:span text:style-name="T49"><text:tab/><text:tab/>fin si</text:span></text:p>
      <text:p text:style-name="P39"><text:span text:style-name="T49"><text:tab/><text:tab/></text:span><text:span text:style-name="T50">i++</text:span></text:p>
      <text:p text:style-name="P39"><text:span text:style-name="T49"><text:tab/>fin tant que </text:span></text:p>
      <text:p text:style-name="P39"><text:span text:style-name="T49"><text:tab/></text:span><text:span text:style-name="T50">si i = taille de la ligne ET compteInfos = 9</text:span></text:p>
      <text:p text:style-name="P39"><text:span text:style-name="T50"><text:tab/><text:tab/>alors valide = false // on vérifie qu'il y a bien 9 espaces dans la ligne </text:span></text:p>
      <text:p text:style-name="P40"><text:span text:style-name="T50"><text:tab/>sinon alors </text:span></text:p>
      <text:p text:style-name="P40"><text:span text:style-name="T50"><text:tab/><text:tab/>creneau =ldate </text:span></text:p>
      <text:p text:style-name="P40"><text:span text:style-name="T50"><text:tab/><text:tab/>cible = caractères entre le premier '/' et l'espace qui le suit</text:span></text:p>
      <text:p text:style-name="P40"><text:span text:style-name="T50"><text:tab/><text:tab/>referer = lreferer</text:span></text:p>
      <text:p text:style-name="P40"><text:span text:style-name="T50"><text:tab/><text:tab/>valide = true</text:span></text:p>
      <text:p text:style-name="P40"><text:span text:style-name="T50"><text:tab/>fin si</text:span></text:p>
      <text:p text:style-name="P40"><text:span text:style-name="T50">fin </text:span></text:p>
      <text:p text:style-name="P40"><text:span text:style-name="T50"><text:tab/><text:tab/> </text:span></text:p>
      <text:p text:style-name="P40"><text:span text:style-name="T50"/></text:p>
      <text:p text:style-name="P40"><text:span text:style-name="T50"/></text:p>
      <text:p text:style-name="P40"><text:span text:style-name="T50"/></text:p>
      <text:p text:style-name="P39"><text:span text:style-name="T50"/></text:p>
      <text:p text:style-name="P39"><text:span text:style-name="T49"/></text:p>
      <text:p text:style-name="P39"><text:span text:style-name="T49"/></text:p>
      <text:p text:style-name="P39"><text:span text:style-name="T49"><text:tab/><text:tab/><text:tab/><text:tab/><text:tab/><text:tab/><text:tab/><text:tab/><text:tab/><text:tab/><text:tab/><text:tab/><text:tab/><text:tab/></text:span></text:p>
      <text:p text:style-name="P38"><text:span text:style-name="T49"/></text:p>
      <text:p text:style-name="P38"><text:span text:style-name="T46"><text:tab/></text:span></text:p>
      <text:p text:style-name="P35"><text:span text:style-name="T44"><text:tab/></text:span></text:p>
      <text:p text:style-name="P35"><text:span text:style-name="T44"/></text:p>
      <text:p text:style-name="P35"><text:span text:style-name="T44"/></text:p>
      <text:p text:style-name="P35"><text:span text:style-name="T44"><text:tab/><text:tab/><text:tab/><text:tab/><text:tab/></text:span></text:p>
      <text:p text:style-name="P35"><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9T23:15:30</dc:date>
    <meta:editing-duration>PT8H6M33S</meta:editing-duration>
    <meta:editing-cycles>13</meta:editing-cycles>
    <meta:generator>LibreOffice/4.0.2.2$Linux_X86_64 LibreOffice_project/400m0$Build-2</meta:generator>
    <meta:document-statistic meta:table-count="0" meta:image-count="0" meta:object-count="0" meta:page-count="5" meta:paragraph-count="109" meta:word-count="2123" meta:character-count="12649" meta:non-whitespace-character-count="10415"/>
  </office:meta>
</office:document-meta>
</file>